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8"/>&lt;div class="form_cont"&gt;</text:p>
      <text:p text:style-name="Standard"><text:s text:c="10"/>&lt;div id="#form_cont"&gt;</text:p>
      <text:p text:style-name="Standard"><text:s text:c="10"/>&lt;form id="BokorderForm" name="BokorderForm" method="post" action="/cgi-bin/formmail.pl"&gt;</text:p>
      <text:p text:style-name="Standard"><text:s text:c="16"/>&lt;fieldset&gt;</text:p>
      <text:p text:style-name="Standard"><text:s text:c="16"/>&lt;legend&gt;Ange antal böcker Du vill beställa tack!&lt;/legend&gt;</text:p>
      <text:p text:style-name="Standard"><text:s text:c="18"/>&lt;ol&gt;</text:p>
      <text:p text:style-name="Standard"><text:s text:c="18"/>&lt;li class="label"&gt;</text:p>
      <text:p text:style-name="Standard"><text:s text:c="20"/>&lt;label for="Musikteori_I"&gt;Musikteori I&lt;/label&gt;</text:p>
      <text:p text:style-name="Standard"><text:s text:c="20"/>&lt;input name="Musikteori_I" type="text" id="Musikteori_I" size="2" maxlength="2" /&gt;</text:p>
      <text:p text:style-name="Standard"><text:s text:c="18"/>&lt;/li&gt;</text:p>
      <text:p text:style-name="Standard"><text:s text:c="20"/>&lt;li class="label"&gt;</text:p>
      <text:p text:style-name="Standard"><text:s text:c="20"/>&lt;label for="Musikteori_II"&gt;Musikteori II&lt;/label&gt;</text:p>
      <text:p text:style-name="Standard"><text:s text:c="20"/>&lt;input name="Musikteori_II" type="text" id="Musikteori_II" size="2" maxlength="2" /&gt;</text:p>
      <text:p text:style-name="Standard"><text:s text:c="18"/>&lt;/li&gt;</text:p>
      <text:p text:style-name="Standard"><text:s text:c="20"/>&lt;li class="label"&gt;</text:p>
      <text:p text:style-name="Standard"><text:s text:c="20"/>&lt;label for="Musikteori_III"&gt;Musikteori III&lt;/label&gt;</text:p>
      <text:p text:style-name="Standard"><text:s text:c="20"/>&lt;input name="Musikteori_III" type="text" id="Musikteori_III" size="2" maxlength="2" /&gt;</text:p>
      <text:p text:style-name="Standard"><text:s text:c="18"/>&lt;/li&gt;</text:p>
      <text:p text:style-name="Standard"><text:s text:c="18"/>&lt;/ol&gt;</text:p>
      <text:p text:style-name="Standard"><text:s text:c="16"/>&lt;/fieldset&gt;</text:p>
      <text:p text:style-name="Standard"><text:s text:c="16"/>&lt;fieldset&gt;</text:p>
      <text:p text:style-name="Standard"><text:s text:c="16"/>&lt;legend&gt;Kontaktinformation &lt;em&gt;&lt;img src="img/formstar.png" alt="Obligatoriska uppgifter" /&gt;&lt;/em&gt; = obligatoriska uppgifter&lt;/legend&gt;</text:p>
      <text:p text:style-name="Standard"><text:s text:c="18"/>&lt;ol&gt;</text:p>
      <text:p text:style-name="Standard"><text:s text:c="18"/>&lt;li class="label"&gt;</text:p>
      <text:p text:style-name="Standard"><text:s text:c="20"/>&lt;label for="fornamn"&gt;Förnamn: &lt;em&gt;&lt;img src="img/formstar.png" </text:p>
      <text:p text:style-name="Standard"><text:s text:c="17"/>alt="obligatoriskt fält" /&gt;&lt;/em&gt;&lt;/label&gt;</text:p>
      <text:p text:style-name="Standard"><text:s text:c="20"/>&lt;input name="fornamn" type="text" id="fornamn" maxlength="15" /&gt;</text:p>
      <text:p text:style-name="Standard"><text:s text:c="18"/>&lt;/li&gt;</text:p>
      <text:p text:style-name="Standard"><text:s text:c="20"/>&lt;li class="label"&gt;</text:p>
      <text:p text:style-name="Standard"><text:s text:c="20"/>&lt;label for="efternamn"&gt;Efternamn: &lt;em&gt;&lt;img src="img/formstar.png"</text:p>
      <text:p text:style-name="Standard"><text:s text:c="17"/>alt="obligatoriskt fält" /&gt;&lt;/em&gt;&lt;/label&gt;</text:p>
      <text:p text:style-name="Standard"><text:s text:c="20"/>&lt;input name="efternamn" type="text" id="efternamn" maxlength="20" /&gt;</text:p>
      <text:p text:style-name="Standard"><text:s text:c="18"/>&lt;/li&gt;</text:p>
      <text:p text:style-name="Standard"><text:s text:c="20"/>&lt;li class="label"&gt;</text:p>
      <text:p text:style-name="Standard"><text:s text:c="20"/>&lt;label for="e-post"&gt;E-post: &lt;em&gt;&lt;img src="img/formstar.png"</text:p>
      <text:p text:style-name="Standard"><text:s text:c="17"/>alt="obligatoriskt fält" /&gt;&lt;/em&gt;&lt;/label&gt;</text:p>
      <text:p text:style-name="Standard"><text:s text:c="20"/>&lt;input name="epost" type="text" id="epost" maxlength="25" /&gt;</text:p>
      <text:p text:style-name="Standard"><text:s text:c="18"/>&lt;/li&gt;</text:p>
      <text:p text:style-name="Standard"><text:s text:c="20"/>&lt;li class="label"&gt;</text:p>
      <text:p text:style-name="Standard"><text:s text:c="20"/>&lt;label for="telefon"&gt;Telefon: &lt;em&gt;&lt;img src="img/formstar.png"</text:p>
      <text:p text:style-name="Standard"><text:s text:c="17"/>alt="obligatoriskt fält" /&gt;&lt;/em&gt;&lt;/label&gt;</text:p>
      <text:p text:style-name="Standard"><text:s text:c="20"/>&lt;input name="telefon" type="text" id="telefon" maxlength="15" /&gt;</text:p>
      <text:p text:style-name="Standard"><text:s text:c="18"/>&lt;/li&gt;</text:p>
      <text:p text:style-name="Standard"><text:s text:c="18"/>&lt;/ol&gt;</text:p>
      <text:p text:style-name="Standard"><text:s text:c="16"/>&lt;/fieldset&gt;</text:p>
      <text:p text:style-name="Standard"><text:s text:c="16"/>&lt;fieldset&gt;</text:p>
      <text:p text:style-name="Standard"><text:s text:c="16"/>&lt;legend&gt;Faktura och leveransadress&lt;/legend&gt;</text:p>
      <text:p text:style-name="Standard"><text:soft-page-break/><text:s text:c="18"/>&lt;ol&gt;</text:p>
      <text:p text:style-name="Standard"><text:s text:c="18"/>&lt;li class="label"&gt;</text:p>
      <text:p text:style-name="Standard"><text:s text:c="20"/>&lt;label for="skola_faklev"&gt;Skola&lt;/label&gt;</text:p>
      <text:p text:style-name="Standard"><text:s text:c="20"/>&lt;input name="skola_faklev" type="text" id="skola_faklev" value="Privatperson" maxlength="25" /&gt;</text:p>
      <text:p text:style-name="Standard"><text:s text:c="18"/>&lt;/li&gt;</text:p>
      <text:p text:style-name="Standard"><text:s text:c="20"/>&lt;li class="label"&gt;</text:p>
      <text:p text:style-name="Standard"><text:s text:c="20"/>&lt;label for="avd_faklev"&gt;Avd/Ref.&lt;/label&gt;</text:p>
      <text:p text:style-name="Standard"><text:s text:c="20"/>&lt;input name="avd_faklev" type="text" id="avd_faklev" maxlength="25" /&gt;</text:p>
      <text:p text:style-name="Standard"><text:s text:c="18"/>&lt;/li&gt;</text:p>
      <text:p text:style-name="Standard"><text:s text:c="20"/>&lt;li class="label"&gt;</text:p>
      <text:p text:style-name="Standard"><text:s text:c="20"/>&lt;label for="gatabox_faklev"&gt;Gata/Box: &lt;em&gt;&lt;img src="img/formstar.png"</text:p>
      <text:p text:style-name="Standard"><text:s text:c="17"/>alt="obligatoriskt fält" /&gt;&lt;/em&gt;&lt;/label&gt;</text:p>
      <text:p text:style-name="Standard"><text:s text:c="20"/>&lt;input name="gatabox_faklev" type="text" id="gatabox_faklev" maxlength="25" /&gt;</text:p>
      <text:p text:style-name="Standard"><text:s text:c="18"/>&lt;/li&gt;</text:p>
      <text:p text:style-name="Standard"><text:s text:c="20"/>&lt;li class="label"&gt;</text:p>
      <text:p text:style-name="Standard"><text:s text:c="20"/>&lt;label for="postnr_faklev"&gt;Postnr: &lt;em&gt;&lt;img src="img/formstar.png"</text:p>
      <text:p text:style-name="Standard"><text:s text:c="17"/>alt="obligatoriskt fält" /&gt;&lt;/em&gt;&lt;/label&gt;</text:p>
      <text:p text:style-name="Standard"><text:s text:c="20"/>&lt;input name="postnr_faklev" type="text" id="postnr_faklev" size="6" maxlength="10" /&gt;</text:p>
      <text:p text:style-name="Standard"><text:s text:c="18"/>&lt;/li&gt;</text:p>
      <text:p text:style-name="Standard"><text:s text:c="20"/>&lt;li class="label"&gt;</text:p>
      <text:p text:style-name="Standard"><text:s text:c="20"/>&lt;label for="postort_faklev"&gt;Postort: &lt;em&gt;&lt;img src="img/formstar.png"</text:p>
      <text:p text:style-name="Standard"><text:s text:c="17"/>alt="obligatoriskt fält" /&gt;&lt;/em&gt;&lt;/label&gt;</text:p>
      <text:p text:style-name="Standard"><text:s text:c="20"/>&lt;input name="postort_faklev" type="text" id="postort_faklev" maxlength="25" /&gt;</text:p>
      <text:p text:style-name="Standard"><text:s text:c="18"/>&lt;/li&gt;</text:p>
      <text:p text:style-name="Standard"><text:s text:c="18"/>&lt;/ol&gt;</text:p>
      <text:p text:style-name="Standard"><text:s text:c="16"/>&lt;/fieldset&gt;</text:p>
      <text:p text:style-name="Standard"><text:s text:c="16"/>&lt;fieldset&gt;</text:p>
      <text:p text:style-name="Standard"><text:s text:c="16"/>&lt;legend&gt;Separat leveransadress&lt;/legend&gt;</text:p>
      <text:p text:style-name="Standard"><text:s text:c="18"/>&lt;ol&gt;</text:p>
      <text:p text:style-name="Standard"><text:s text:c="18"/>&lt;li class="label"&gt;</text:p>
      <text:p text:style-name="Standard"><text:s text:c="20"/>&lt;label for="skola_lev"&gt;Skola&lt;/label&gt;</text:p>
      <text:p text:style-name="Standard"><text:s text:c="20"/>&lt;input name="skola_lev" type="text" id="skola_lev" value="Privatperson" maxlength="20" /&gt;</text:p>
      <text:p text:style-name="Standard"><text:s text:c="18"/>&lt;/li&gt;</text:p>
      <text:p text:style-name="Standard"><text:s text:c="20"/>&lt;li class="label"&gt;</text:p>
      <text:p text:style-name="Standard"><text:s text:c="20"/>&lt;label for="avd_lev"&gt;Avd/Ref.&lt;/label&gt;</text:p>
      <text:p text:style-name="Standard"><text:s text:c="20"/>&lt;input name="avd_lev" type="text" id="avd_lev" maxlength="25" /&gt;</text:p>
      <text:p text:style-name="Standard"><text:s text:c="18"/>&lt;/li&gt;</text:p>
      <text:p text:style-name="Standard"><text:s text:c="20"/>&lt;li class="label"&gt;</text:p>
      <text:p text:style-name="Standard"><text:s text:c="20"/>&lt;label for="gatabox_lev"&gt;Gata/Box:&lt;/label&gt;</text:p>
      <text:p text:style-name="Standard"><text:s text:c="20"/>&lt;input name="gatabox_lev" type="text" id="gatabox_lev" maxlength="25" /&gt;</text:p>
      <text:p text:style-name="Standard"><text:s text:c="18"/>&lt;/li&gt;</text:p>
      <text:p text:style-name="Standard"><text:s text:c="20"/>&lt;li class="label"&gt;</text:p>
      <text:p text:style-name="Standard"><text:s text:c="20"/>&lt;label for="postnr_lev"&gt;Postnr:&lt;/label&gt;</text:p>
      <text:p text:style-name="Standard"><text:s text:c="20"/>&lt;input name="postnr_lev" type="text" id="postnr_lev" size="6" maxlength="10" /&gt;</text:p>
      <text:p text:style-name="Standard"><text:s text:c="18"/>&lt;/li&gt;</text:p>
      <text:p text:style-name="Standard"><text:s text:c="20"/>&lt;li class="label"&gt;</text:p>
      <text:p text:style-name="Standard"><text:s text:c="20"/>&lt;label for="postort_lev"&gt;Postort:&lt;/label&gt;</text:p>
      <text:p text:style-name="Standard"><text:s text:c="20"/>&lt;input name="postort_lev" type="text" id="postort_lev" maxlength="20" /&gt;</text:p>
      <text:p text:style-name="Standard"><text:s text:c="18"/>&lt;/li&gt;</text:p>
      <text:p text:style-name="Standard"><text:soft-page-break/><text:s text:c="18"/>&lt;/ol&gt;</text:p>
      <text:p text:style-name="Standard"><text:s text:c="16"/>&lt;/fieldset&gt;</text:p>
      <text:p text:style-name="Standard"><text:s text:c="14"/>&lt;fieldset class="submit"&gt;</text:p>
      <text:p text:style-name="Standard"><text:s text:c="14"/>&lt;p&gt;</text:p>
      <text:p text:style-name="Standard"><text:s text:c="18"/>&lt;input class="submit" type="submit"</text:p>
      <text:p text:style-name="Standard"><text:s text:c="16"/><text:tab/>value="Beställ böcker" /&gt;</text:p>
      <text:p text:style-name="Standard"><text:s text:c="18"/>&lt;!-- end #mainContent --&gt;</text:p>
      <text:p text:style-name="Standard"><text:s text:c="18"/>&lt;input name="recipient" type="hidden" id="recipient" value="formmail@voidnote.se" /&gt;</text:p>
      <text:p text:style-name="Standard"><text:s text:c="18"/>&lt;input name="subject" type="hidden" id="subject" value="Bestallning Faktabocker" /&gt;</text:p>
      <text:p text:style-name="Standard"><text:s text:c="18"/>&lt;input name="redirect" type="hidden" id="redirect" value="http://www.voidnote.se/redirect.php" /&gt;</text:p>
      <text:p text:style-name="Standard"><text:s text:c="8"/>&lt;/p&gt;</text:p>
      <text:p text:style-name="Standard"><text:s text:c="16"/>&lt;/fieldset&gt;</text:p>
      <text:p text:style-name="Standard"><text:s text:c="14"/>&lt;/form&gt;</text:p>
      <text:p text:style-name="Standard"><text:s text:c="12"/>&lt;/div&gt;</text:p>
      <text:p text:style-name="Standard"><text:s text:c="6"/>&lt;/div&gt;</text:p>
      <text:p text:style-name="Standard"><text:s text:c="6"/>&lt;/div&gt;</text:p>
      <text:p text:style-name="Standard"><text:s text:c="4"/>&lt;/div&gt;</text:p>
      <text:p text:style-name="Standard"><text:s text:c="2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21:18:47</meta:creation-date>
    <meta:document-statistic meta:table-count="0" meta:image-count="0" meta:object-count="0" meta:page-count="3" meta:paragraph-count="114" meta:word-count="319" meta:character-count="5784"/>
    <dc:date>2014-04-01T21:19:49</dc:date>
    <meta:editing-duration>PT1M3S</meta:editing-duration>
    <meta:editing-cycles>1</meta:editing-cycles>
    <meta:generator>OpenOffice/4.0.1$Unix OpenOffice.org_project/401m5$Build-9714</meta:generator>
  </office:meta>
</office:document-meta>
</file>